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17ac" officeooo:paragraph-rsid="001a1f53"/>
    </style:style>
    <style:style style:name="T1" style:family="text">
      <style:text-properties officeooo:rsid="001b6d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! <office:annotation office:name="__Annotation__2_1907439360"><dc:creator>&lt;анонимный&gt;</dc:creator><dc:date>2017-10-26T14:10:32</dc:date><text:p>Текст комментария </text:p></office:annotation> This is commented text. <office:annotation-end office:name="__Annotation__2_1907439360"/><text:s/>Bye world! <text:span text:style-name="T1">ASDADASDASDAS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7S</meta:editing-duration>
    <meta:editing-cycles>4</meta:editing-cycles>
    <meta:generator>LibreOffice/5.1.1.3$Windows_X86_64 LibreOffice_project/89f508ef3ecebd2cfb8e1def0f0ba9a803b88a6d</meta:generator>
    <dc:date>2017-10-30T14:15:28.130000000</dc:date>
    <meta:document-statistic meta:table-count="0" meta:image-count="0" meta:object-count="0" meta:page-count="1" meta:paragraph-count="1" meta:word-count="9" meta:character-count="64" meta:non-whitespace-character-count="54"/>
    <meta:user-defined meta:name="Info 1"/>
    <meta:user-defined meta:name="Info 2"/>
    <meta:user-defined meta:name="Info 3"/>
    <meta:user-defined meta:name="Info 4"/>
  </office:meta>
</office:document-meta>
</file>